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55518887" text:style-name="L1">
        <text:list-item>
          <text:p text:style-name="P1"><text:span text:style-name="Strong_20_Emphasis"><text:span text:style-name="Source_20_Text">Boolean</text:span></text:span><text:span text:style-name="Strong_20_Emphasis">:</text:span> Wrapper class for the <text:span text:style-name="Source_20_Text">boolean</text:span> primitive type.</text:p>
        </text:list-item>
        <text:list-item>
          <text:p text:style-name="P1"><text:span text:style-name="Strong_20_Emphasis"><text:span text:style-name="Source_20_Text">Byte</text:span></text:span><text:span text:style-name="Strong_20_Emphasis">:</text:span> Wrapper class for the <text:span text:style-name="Source_20_Text">byte</text:span> primitive type.</text:p>
        </text:list-item>
        <text:list-item>
          <text:p text:style-name="P1"><text:span text:style-name="Strong_20_Emphasis"><text:span text:style-name="Source_20_Text">Short</text:span></text:span><text:span text:style-name="Strong_20_Emphasis">:</text:span> Wrapper class for the <text:span text:style-name="Source_20_Text">short</text:span> primitive type.</text:p>
        </text:list-item>
        <text:list-item>
          <text:p text:style-name="P1"><text:span text:style-name="Strong_20_Emphasis"><text:span text:style-name="Source_20_Text">Integer</text:span></text:span><text:span text:style-name="Strong_20_Emphasis">:</text:span> Wrapper class for the <text:span text:style-name="Source_20_Text">int</text:span> primitive type.</text:p>
        </text:list-item>
        <text:list-item>
          <text:p text:style-name="P1"><text:span text:style-name="Strong_20_Emphasis"><text:span text:style-name="Source_20_Text">Long</text:span></text:span><text:span text:style-name="Strong_20_Emphasis">:</text:span> Wrapper class for the <text:span text:style-name="Source_20_Text">long</text:span> primitive type.</text:p>
        </text:list-item>
        <text:list-item>
          <text:p text:style-name="P1"><text:span text:style-name="Strong_20_Emphasis"><text:span text:style-name="Source_20_Text">Float</text:span></text:span><text:span text:style-name="Strong_20_Emphasis">:</text:span> Wrapper class for the <text:span text:style-name="Source_20_Text">float</text:span> primitive type.</text:p>
        </text:list-item>
        <text:list-item>
          <text:p text:style-name="P1"><text:span text:style-name="Strong_20_Emphasis"><text:span text:style-name="Source_20_Text">Double</text:span></text:span><text:span text:style-name="Strong_20_Emphasis">:</text:span> Wrapper class for the <text:span text:style-name="Source_20_Text">double</text:span> primitive type.</text:p>
        </text:list-item>
        <text:list-item>
          <text:p text:style-name="P1"><text:span text:style-name="Strong_20_Emphasis"><text:span text:style-name="Source_20_Text">Character</text:span></text:span><text:span text:style-name="Strong_20_Emphasis">:</text:span> Wrapper class for the <text:span text:style-name="Source_20_Text">char</text:span> primitive typ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32:23.308120535</meta:creation-date>
    <dc:date>2023-11-28T09:32:48.624868368</dc:date>
    <meta:editing-duration>PT29S</meta:editing-duration>
    <meta:editing-cycles>1</meta:editing-cycles>
    <meta:document-statistic meta:table-count="0" meta:image-count="0" meta:object-count="0" meta:page-count="1" meta:paragraph-count="8" meta:word-count="72" meta:character-count="421" meta:non-whitespace-character-count="365"/>
    <meta:generator>LibreOffice/7.3.7.2$Linux_X86_64 LibreOffice_project/30$Build-2</meta:generator>
  </office:meta>
</office:document-meta>
</file>